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000000300B6B7AA4F.png" manifest:media-type="image/png"/>
  <manifest:file-entry manifest:full-path="Pictures/100002010000040000000300E8D273C8.png" manifest:media-type="image/png"/>
  <manifest:file-entry manifest:full-path="Pictures/100002010000040000000300FE50FD0F.png" manifest:media-type="image/png"/>
  <manifest:file-entry manifest:full-path="Pictures/100002010000040000000300212C1BED.png" manifest:media-type="image/png"/>
  <manifest:file-entry manifest:full-path="Pictures/10000201000004000000030045D01DB4.png" manifest:media-type="image/png"/>
  <manifest:file-entry manifest:full-path="Pictures/1000020100000400000003001CE37D0C.png" manifest:media-type="image/png"/>
  <manifest:file-entry manifest:full-path="Pictures/100002010000040000000300580B2BBD.png" manifest:media-type="image/png"/>
  <manifest:file-entry manifest:full-path="Pictures/1000020100000400000003005EFDEDE3.png" manifest:media-type="image/png"/>
  <manifest:file-entry manifest:full-path="Pictures/100002010000040000000300F8E80BCB.png" manifest:media-type="image/png"/>
  <manifest:file-entry manifest:full-path="Pictures/100002010000040000000300B61A48E2.png" manifest:media-type="image/png"/>
  <manifest:file-entry manifest:full-path="Pictures/10000201000004000000030059A04CEF.png" manifest:media-type="image/png"/>
  <manifest:file-entry manifest:full-path="Pictures/1000020100000400000003004A4C229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fo:min-height="12.572cm"/>
    </style:style>
    <style:style style:name="pr4" style:family="presentation" style:parent-style-name="Predeterminado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1" draw:text-style-name="P1" draw:layer="layout" svg:width="27.088cm" svg:height="20.316cm" svg:x="0.509cm" svg:y="0.382cm">
          <draw:image xlink:href="Pictures/1000020100000400000003004A4C229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7.088cm" svg:height="20.316cm" svg:x="0.509cm" svg:y="0.382cm">
          <draw:image xlink:href="Pictures/10000201000004000000030059A04CE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7.088cm" svg:height="20.316cm" svg:x="0.509cm" svg:y="0.382cm">
          <draw:image xlink:href="Pictures/100002010000040000000300F8E80BC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7.088cm" svg:height="20.316cm" svg:x="0.509cm" svg:y="0.382cm">
          <draw:image xlink:href="Pictures/1000020100000400000003001CE37D0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7.088cm" svg:height="20.316cm" svg:x="0.509cm" svg:y="0.382cm">
          <draw:image xlink:href="Pictures/100002010000040000000300B61A48E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7.088cm" svg:height="20.316cm" svg:x="0.509cm" svg:y="0.382cm">
          <draw:image xlink:href="Pictures/10000201000004000000030045D01DB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7.088cm" svg:height="20.316cm" svg:x="0.509cm" svg:y="0.382cm">
          <draw:image xlink:href="Pictures/100002010000040000000300212C1BE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7.088cm" svg:height="20.316cm" svg:x="0.509cm" svg:y="0.682cm">
          <draw:image xlink:href="Pictures/1000020100000400000003005EFDEDE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7.088cm" svg:height="20.316cm" svg:x="0.509cm" svg:y="0.382cm">
          <draw:image xlink:href="Pictures/100002010000040000000300FE50FD0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7.088cm" svg:height="20.316cm" svg:x="0.509cm" svg:y="0.382cm">
          <draw:image xlink:href="Pictures/100002010000040000000300580B2BB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7.088cm" svg:height="20.316cm" svg:x="0.509cm" svg:y="0.382cm">
          <draw:image xlink:href="Pictures/100002010000040000000300E8D273C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7.088cm" svg:height="20.316cm" svg:x="0.509cm" svg:y="0.382cm">
          <draw:image xlink:href="Pictures/100002010000040000000300B6B7AA4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3T15:41:17.152997433</meta:creation-date>
    <dc:date>2015-09-23T19:56:59.852518166</dc:date>
    <meta:editing-duration>PT5M31S</meta:editing-duration>
    <meta:editing-cycles>2</meta:editing-cycles>
    <meta:generator>LibreOffice/4.2.8.2$Linux_X86_64 LibreOffice_project/420m0$Build-2</meta:generator>
    <meta:document-statistic meta:object-count="81"/>
  </office:meta>
</office:document-meta>
</file>